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1" svg:font-family="'Liberation Mono', 'Courier New'" style:font-pitch="fixed"/>
    <style:font-face style:name="Liberation Mono" svg:font-family="'Liberation Mono', 'Courier New'" style:font-adornments="Standard" style:font-pitch="fixed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paragraph-rsid="001de2b7"/>
    </style:style>
    <style:style style:name="P2" style:family="paragraph">
      <style:paragraph-properties fo:text-align="center"/>
    </style:style>
    <style:style style:name="T1" style:family="text">
      <style:text-properties officeooo:rsid="001de2b7"/>
    </style:style>
    <style:style style:name="T2" style:family="text">
      <style:text-properties officeooo:rsid="0020fe46"/>
    </style:style>
    <style:style style:name="gr1" style:family="graphic">
      <style:graphic-properties draw:stroke="solid" svg:stroke-width="0.018cm" svg:stroke-color="#000000" svg:stroke-opacity="100%" draw:stroke-linejoin="miter" draw:fill-color="#00ff00" draw:opacity="50%" draw:textarea-horizontal-align="center" draw:textarea-vertical-align="middle" fo:padding-top="0.009cm" fo:padding-bottom="0.009cm" fo:padding-left="0.009cm" fo:padding-right="0.009cm" draw:shadow="visible" draw:shadow-offset-x="0cm" draw:shadow-offset-y="0c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ath text:anchor-type="page" text:anchor-page-number="0" draw:z-index="0" draw:name="turtle" draw:style-name="gr1" draw:text-style-name="P2" svg:width="2.116cm" svg:height="2.116cm" svg:x="9.433cm" svg:y="13.788cm" svg:viewBox="0 0 2117 2117" svg:d="m847 1288-221 382-81-301zm211-1112 223 221-223 220-218-220zm521 1182-302-81 222 381zm301-659-427-115-269 157 426 113zm-954 51-383-221-220 383zm573 308-441-441-441 441 441 441zm-441 1059zm207-21zm199-60zm182-97zm160-133zm133-160zm97-182zm59-199zm22-207zm-21-206zm-60-199zm-97-182zm-133-161zm-160-132zm-182-97zm-199-60zm-207-21zm-206 21zm-199 60zm-182 97zm-161 132zm-132 161zm-97 182zm-60 199zm-21 206zm21 207zm60 199zm97 182zm132 160zm161 133zm182 97zm199 60zm206-1038z">
        <text:p/>
      </draw:path>
      <text:p text:style-name="P1"><text:span text:style-name="T1">動きを作る 木 ln</text:span></text:p>
      <text:p text:style-name="P1"><text:span text:style-name="T1"><text:tab/>もし l</text:span><text:span text:style-name="T2">n</text:span><text:span text:style-name="T1"> &lt; 2 [ 動きから出る ]</text:span></text:p>
      <text:p text:style-name="P1"><text:span text:style-name="T1"><text:tab/>すすむ l</text:span><text:span text:style-name="T2">n</text:span><text:span text:style-name="T1"> 左 50</text:span></text:p>
      <text:p text:style-name="P1"><text:span text:style-name="T1"><text:tab/>木 l</text:span><text:span text:style-name="T2">n</text:span><text:span text:style-name="T1">/2</text:span></text:p>
      <text:p text:style-name="P1"><text:span text:style-name="T1"><text:tab/>右 100 木 l</text:span><text:span text:style-name="T2">n</text:span><text:span text:style-name="T1">/2</text:span></text:p>
      <text:p text:style-name="P1"><text:span text:style-name="T1"><text:tab/>左 50 もどる l</text:span><text:span text:style-name="T2">n</text:span></text:p>
      <text:p text:style-name="P1"><text:span text:style-name="T1">おわり</text:span></text:p>
      <text:p text:style-name="P1"><text:span text:style-name="T1"/></text:p>
      <text:p text:style-name="P1"><text:span text:style-name="T1">木 1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Mono1" svg:font-family="'Liberation Mono', 'Courier New'" style:font-pitch="fixed"/>
    <style:font-face style:name="Liberation Mono" svg:font-family="'Liberation Mono', 'Courier New'" style:font-adornments="Standard" style:font-pitch="fixed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stroke-dash draw:name="Dash_20_1" draw:display-name="Dash 1" draw:style="rect" draw:dots1="1" draw:distance="0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kaoPMincho" fo:font-size="12pt" fo:language="zxx" fo:country="none" style:letter-kerning="true" style:font-name-asian="TakaoPGothic1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akaoPGothic" fo:font-size="14pt" style:font-name-asian="TakaoPGothic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gasawara Naruhiko</meta:initial-creator>
    <meta:creation-date>2013-04-23T00:55:23</meta:creation-date>
    <dc:date>2013-04-23T00:59:47</dc:date>
    <dc:creator>Ogasawara Naruhiko</dc:creator>
    <meta:editing-duration>PT1M14S</meta:editing-duration>
    <meta:editing-cycles>5</meta:editing-cycles>
    <meta:generator>LibreOffice/4.0.2.2$Linux_x86 LibreOffice_project/4c82dcdd6efcd48b1d8bba66bfe1989deee49c3</meta:generator>
    <meta:document-statistic meta:table-count="0" meta:image-count="0" meta:object-count="0" meta:page-count="1" meta:paragraph-count="8" meta:word-count="43" meta:character-count="83" meta:non-whitespace-character-count="59"/>
  </office:meta>
</office:document-meta>
</file>